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e959" officeooo:paragraph-rsid="0009d0b1"/>
    </style:style>
    <style:style style:name="P2" style:family="paragraph" style:parent-style-name="Text_20_body">
      <style:paragraph-properties fo:text-align="start" style:justify-single-word="false"/>
      <style:text-properties officeooo:rsid="0008e959" officeooo:paragraph-rsid="0013612e"/>
    </style:style>
    <style:style style:name="P3" style:family="paragraph" style:parent-style-name="Text_20_body">
      <style:paragraph-properties fo:text-align="start" style:justify-single-word="false"/>
      <style:text-properties style:font-name="Arimo3" officeooo:paragraph-rsid="00071008"/>
    </style:style>
    <style:style style:name="P4" style:family="paragraph" style:parent-style-name="Text_20_body">
      <style:paragraph-properties fo:text-align="start" style:justify-single-word="false"/>
      <style:text-properties style:font-name="Arimo3" officeooo:rsid="000cc4b8" officeooo:paragraph-rsid="001367fc"/>
    </style:style>
    <style:style style:name="P5" style:family="paragraph" style:parent-style-name="Text_20_body">
      <style:paragraph-properties fo:text-align="start" style:justify-single-word="false"/>
      <style:text-properties style:font-name="Arimo3" officeooo:rsid="000cc4b8" officeooo:paragraph-rsid="001ccc66"/>
    </style:style>
    <style:style style:name="P6" style:family="paragraph" style:parent-style-name="Text_20_body">
      <style:paragraph-properties fo:text-align="start" style:justify-single-word="false"/>
      <style:text-properties style:font-name="Arimo3" officeooo:rsid="000cc4b8" officeooo:paragraph-rsid="00155cb3"/>
    </style:style>
    <style:style style:name="P7" style:family="paragraph" style:parent-style-name="Text_20_body">
      <style:paragraph-properties fo:break-before="page"/>
      <style:text-properties style:font-name="Arimo3"/>
    </style:style>
    <style:style style:name="P8" style:family="paragraph" style:parent-style-name="Heading_20_3">
      <style:paragraph-properties fo:text-align="start" style:justify-single-word="false"/>
      <style:text-properties style:font-name="Arimo3" officeooo:rsid="00071008" officeooo:paragraph-rsid="00071008"/>
    </style:style>
    <style:style style:name="T1" style:family="text">
      <style:text-properties style:font-name="Arimo3"/>
    </style:style>
    <style:style style:name="T2" style:family="text">
      <style:text-properties style:font-name="Arimo3" officeooo:rsid="00211f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Lab Variables:</text:h>
      <text:p text:style-name="P3"/>
      <text:p text:style-name="P1"><text:span text:style-name="SUSE-variable"><text:span text:style-name="T1">L</text:span></text:span><text:span text:style-name="SUSE-variable"><text:span text:style-name="T2">AB_VAR_1</text:span></text:span><text:span text:style-name="T1">=______________________________________________________________</text:span></text:p>
      <text:p text:style-name="P1"><text:span text:style-name="SUSE-variable"><text:span text:style-name="T2">LAB_VAR_2</text:span></text:span><text:span text:style-name="T1">=______________________________________________________________</text:span></text:p>
      <text:p text:style-name="P2"><text:span text:style-name="SUSE-variable"><text:span text:style-name="T2">LAB_VAR_3</text:span></text:span><text:span text:style-name="T1">=______________________________________________________________</text:span></text:p>
      <text:p text:style-name="P4"/>
      <text:p text:style-name="P5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8-06-28T12:04:07.190976339</dc:date>
    <meta:editing-duration>PT13H40M10S</meta:editing-duration>
    <meta:editing-cycles>58</meta:editing-cycles>
    <meta:generator>LibreOffice/5.4.5.1$Linux_X86_64 LibreOffice_project/40m0$Build-1</meta:generator>
    <meta:document-statistic meta:table-count="0" meta:image-count="0" meta:object-count="0" meta:page-count="2" meta:paragraph-count="4" meta:word-count="5" meta:character-count="230" meta:non-whitespace-character-count="229"/>
  </office:meta>
</office:document-meta>
</file>